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11mm"/>
    </style:style>
    <style:style style:name="co3" style:family="table-column">
      <style:table-column-properties fo:break-before="auto" style:column-width="16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ce2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table:style-name="ce1"/>
          <table:table-cell table:style-name="ce3" table:number-columns-repeated="8"/>
          <table:table-cell table:style-name="ce1"/>
        </table:table-row>
        <table:table-row table:style-name="ro1">
          <table:table-cell table:style-name="ce1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X</text:p>
          </table:table-cell>
          <table:table-cell table:style-name="ce1" office:value-type="string" calcext:value-type="string">
            <text:p>Sonderbefehle</text:p>
          </table:table-cell>
        </table:table-row>
        <table:table-row table:style-name="ro1">
          <table:table-cell table:style-name="ce1"/>
          <table:table-cell table:number-columns-repeated="8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Reset Cardreader</text:p>
          </table:table-cell>
        </table:table-row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1" office:value-type="string" calcext:value-type="string">
            <text:p>LED-Farben, je 2 Bit pro LED-Farbe Bitorder wie im Byte. Schaltet auf diese Farbe. Farbe bleibt an.</text:p>
          </table:table-cell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5" table:style-name="ce3" office:value-type="string" calcext:value-type="string">
            <text:p>T</text:p>
          </table:table-cell>
          <table:table-cell table:style-name="ce1" office:value-type="string" calcext:value-type="string">
            <text:p>Tonausgabe des Tones T für die Dauer D.</text:p>
          </table:table-cell>
        </table:table-row>
        <table:table-row table:style-name="ro1">
          <table:table-cell table:style-name="ce1"/>
          <table:table-cell table:style-name="ce3" table:number-columns-repeated="8"/>
          <table:table-cell table:style-name="ce1"/>
        </table:table-row>
        <table:table-row table:style-name="ro1">
          <table:table-cell table:style-name="ce1"/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1" office:value-type="string" calcext:value-type="string">
            <text:p>Sechzehntel Note</text:p>
          </table:table-cell>
        </table:table-row>
        <table:table-row table:style-name="ro1">
          <table:table-cell table:style-name="ce1"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1" office:value-type="string" calcext:value-type="string">
            <text:p>Achtel Note</text:p>
          </table:table-cell>
        </table:table-row>
        <table:table-row table:style-name="ro1">
          <table:table-cell table:style-name="ce1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1" office:value-type="string" calcext:value-type="string">
            <text:p>Viertel Note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5"/>
          <table:table-cell table:style-name="ce1" office:value-type="string" calcext:value-type="string">
            <text:p>Halbe Note</text:p>
          </table:table-cell>
        </table:table-row>
        <table:table-row table:style-name="ro1">
          <table:table-cell table:style-name="ce1"/>
          <table:table-cell table:style-name="ce3" table:number-columns-repeated="8"/>
          <table:table-cell table:style-name="ce1"/>
        </table:table-row>
        <table:table-row table:style-name="ro1">
          <table:table-cell table:style-name="ce1"/>
          <table:table-cell table:style-name="ce3" table:number-columns-repeated="3"/>
          <table:table-cell table:number-columns-repeated="5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Pause ( Kein Ton )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C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D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G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A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c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d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g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a#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h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‘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c#‘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‘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d#‘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e‘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f‘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Pause ( Kein Ton 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um Binken ohne Ton wird eine Farbe eingeschaltet, eine Pause der gewünschten Länge gespielt und dann die nächste Farbe zum Blinken ausgegeb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m Blinken mit Ton wird anstelle der Pause der gewünschte Ton in der gewünschten Länge nach dem Einschalten der Farbe ausgegeben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m Ausschalten der LEDs muss 0b01000000 = 0x40 = ASCII @ ausgegeben werden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ispiele: 0x42 0xF6 0x40 0xFB 0x42 0xF6 0x40 0xFB <text:s text:c="2"/>Martinshorn mit Blaulicht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.54mm" fo:margin-bottom="2.54mm" fo:margin-left="2.54mm" fo:margin-right="2.54mm" style:shadow="none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.00.0000</text:date>, <text:time style:data-style-name="N2" text:time-value="17:17:39.058588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8:37:23.044600561</meta:creation-date>
    <dc:date>2019-02-08T17:18:10.167996169</dc:date>
    <meta:editing-duration>PT1H54M36S</meta:editing-duration>
    <meta:editing-cycles>4</meta:editing-cycles>
    <meta:generator>LibreOffice/5.2.7.2$Linux_X86_64 LibreOffice_project/20m0$Build-2</meta:generator>
    <meta:document-statistic meta:table-count="1" meta:cell-count="253" meta:object-count="0"/>
  </office:meta>
</office:document-meta>
</file>